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5016" officeooo:paragraph-rsid="000750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it push https://github.com/peterheim1/robbie_ros.git</text:p>
      <text:p text:style-name="Standard"/>
      <text:p text:style-name="Standard">Disable joint collision between right_shoulder_rotate and right_elbow and le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bie </meta:initial-creator>
    <meta:creation-date>2015-06-17T08:34:26</meta:creation-date>
    <dc:date>2015-08-03T08:34:29.11927218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12" meta:character-count="131" meta:non-whitespace-character-count="121"/>
  </office:meta>
</office:document-meta>
</file>